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70e" officeooo:paragraph-rsid="001b170e"/>
    </style:style>
    <style:style style:name="P2" style:family="paragraph" style:parent-style-name="Standard">
      <style:text-properties officeooo:paragraph-rsid="001b170e"/>
    </style:style>
    <style:style style:name="P3" style:family="paragraph" style:parent-style-name="Standard">
      <style:text-properties officeooo:rsid="00231d4a" officeooo:paragraph-rsid="00231d4a"/>
    </style:style>
    <style:style style:name="P4" style:family="paragraph" style:parent-style-name="Standard">
      <style:text-properties officeooo:rsid="0024ef19" officeooo:paragraph-rsid="0024ef19"/>
    </style:style>
    <style:style style:name="P5" style:family="paragraph" style:parent-style-name="Heading_20_2">
      <style:text-properties fo:font-weight="bold" officeooo:paragraph-rsid="001b170e"/>
    </style:style>
    <style:style style:name="P6" style:family="paragraph" style:parent-style-name="Standard">
      <style:text-properties officeooo:rsid="00231d4a" officeooo:paragraph-rsid="00231d4a"/>
    </style:style>
    <style:style style:name="P7" style:family="paragraph" style:parent-style-name="Standard">
      <style:text-properties officeooo:paragraph-rsid="001b170e"/>
    </style:style>
    <style:style style:name="P8" style:family="paragraph" style:parent-style-name="Standard">
      <style:text-properties officeooo:rsid="00289764" officeooo:paragraph-rsid="00289764"/>
    </style:style>
    <style:style style:name="P9" style:family="paragraph" style:parent-style-name="Standard">
      <style:text-properties officeooo:rsid="00289764" officeooo:paragraph-rsid="002b2285"/>
    </style:style>
    <style:style style:name="P10" style:family="paragraph" style:parent-style-name="Standard">
      <style:text-properties officeooo:rsid="0029a81c" officeooo:paragraph-rsid="0029a81c"/>
    </style:style>
    <style:style style:name="P11" style:family="paragraph" style:parent-style-name="Standard">
      <style:text-properties officeooo:rsid="002b2285" officeooo:paragraph-rsid="002b2285"/>
    </style:style>
    <style:style style:name="P12" style:family="paragraph" style:parent-style-name="Standard">
      <style:text-properties officeooo:paragraph-rsid="002b2285"/>
    </style:style>
    <style:style style:name="P13" style:family="paragraph" style:parent-style-name="Standard">
      <style:text-properties officeooo:paragraph-rsid="0029a81c"/>
    </style:style>
    <style:style style:name="P14" style:family="paragraph" style:parent-style-name="Standard">
      <style:text-properties officeooo:rsid="002d1bc3" officeooo:paragraph-rsid="002d1bc3"/>
    </style:style>
    <style:style style:name="P15" style:family="paragraph" style:parent-style-name="Standard">
      <style:text-properties officeooo:rsid="002e4d32" officeooo:paragraph-rsid="002e4d32"/>
    </style:style>
    <style:style style:name="P16" style:family="paragraph" style:parent-style-name="Standard">
      <style:text-properties officeooo:paragraph-rsid="002e4d32"/>
    </style:style>
    <style:style style:name="T1" style:family="text">
      <style:text-properties officeooo:rsid="0024ef19"/>
    </style:style>
    <style:style style:name="T2" style:family="text">
      <style:text-properties officeooo:rsid="0029a81c"/>
    </style:style>
    <style:style style:name="T3" style:family="text">
      <style:text-properties officeooo:rsid="002a61d0"/>
    </style:style>
    <style:style style:name="T4" style:family="text">
      <style:text-properties officeooo:rsid="002b2285"/>
    </style:style>
    <style:style style:name="T5" style:family="text">
      <style:text-properties officeooo:rsid="002d1bc3"/>
    </style:style>
    <style:style style:name="T6" style:family="text">
      <style:text-properties officeooo:rsid="002e4d32"/>
    </style:style>
    <style:style style:name="T7" style:family="text">
      <style:text-properties style:font-name="Liberation Serif" fo:font-size="18pt" fo:font-weight="bold" officeooo:rsid="002e4d32" style:font-name-asian="Noto Serif CJK SC" style:font-size-asian="18pt" style:font-weight-asian="bold" style:font-name-complex="Lohit Devanagari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Наброски по теме блокчейна</text:h>
      <text:p text:style-name="P1"/>
      <text:p text:style-name="P1">блокчейн – распределенный реестр, информация в котором не может быть изменена, но доступна для просмотра любому участнику системы</text:p>
      <text:p text:style-name="P2"/>
      <text:p text:style-name="P2">транзакция – сюда входит сумма, время перевода, адреса кошельков отправителя и получателя, комиссия и т. д. </text:p>
      <text:p text:style-name="P2"/>
      <text:p text:style-name="P2">Вся информация шифруется с помощью хеш-функций, каждый последующий блок создает новый хеш с добавлением шифра предыдущего звена.</text:p>
      <text:p text:style-name="P2"/>
      <text:h text:style-name="P5" text:outline-level="2">Блокчейн против фейковых фотографий</text:h>
      <text:p text:style-name="Text_20_body">На прошлой неделе отдел исследований и разработки The New York Times рассказал, что будет использовать закрытый блокчейн от Hyperledger Fabric, чтобы бороться с фейковыми фотографиями в СМИ.</text:p>
      <text:p text:style-name="Text_20_body">Газета, в частности, собирается хранить «контекстуальные метаданные» фото на блокчейне. Система будет определять, кто, когда, как и где сделал этот контент, а также поддавался ли он изменениям и где он был опубликован.</text:p>
      <text:p text:style-name="Text_20_body">По словам разработчиков, их цель – создать «набор» сигналов, который бы путешествовал за контентом, вне зависимости от того, где он опубликован, включая социальные сети, чаты и т.д.</text:p>
      <text:p text:style-name="Text_20_body">The New York Times проводит только пилотный проект. И его главная цель, по утверждению газеты, понять, могут ли технологии помочь людям лучше распознавать фейки.</text:p>
      <text:p text:style-name="Text_20_body">Также СМИ ответило на вопрос: «а при чем тут, вообще, блокчейн». По утверждению The New York Times, данные в блокчейне хранятся централизованно. То есть, ни одна из структур не имеет полного контроля над ними. А значит, и менять их единолично без знания публики никто не может.</text:p>
      <text:p text:style-name="Text_20_body">К тому же, все данные хранятся в цепочке последовательных блоков. И благодаря этому изменения в контенте можно легко отследить.</text:p>
      <text:p text:style-name="P2"/>
      <text:p text:style-name="P2"/>
      <text:p text:style-name="P2"/>
      <text:p text:style-name="P2"/>
      <text:p text:style-name="P2"><text:a xlink:type="simple" xlink:href="https://www.ibm.com/blockchain/industries/advertising-media" text:style-name="Internet_20_link" text:visited-style-name="Visited_20_Internet_20_Link">https://www.ibm.com/blockchain/industries/advertising-media</text:a></text:p>
      <text:p text:style-name="P2"><text:a xlink:type="simple" xlink:href="https://letknow.news/publications/mozhet-li-blokcheyn-poborot-feykovye-novosti-27164.html" text:style-name="Internet_20_link" text:visited-style-name="Visited_20_Internet_20_Link">https://letknow.news/publications/mozhet-li-blokcheyn-poborot-feykovye-novosti-27164.html</text:a></text:p>
      <text:p text:style-name="P2"><text:a xlink:type="simple" xlink:href="https://ruscoins.info/news/blokchejn-v-2021-ostanovit-fejkovye-novosti-saxo-bank-27978/" text:style-name="Internet_20_link" text:visited-style-name="Visited_20_Internet_20_Link">https://ruscoins.info/news/blokchejn-v-2021-ostanovit-fejkovye-novosti-saxo-bank-27978/</text:a></text:p>
      <text:p text:style-name="P2"><text:a xlink:type="simple" xlink:href="https://habr.com/ru/company/wirex/blog/398123/" text:style-name="Internet_20_link" text:visited-style-name="Visited_20_Internet_20_Link">https://habr.com/ru/company/wirex/blog/398123/</text:a></text:p>
      <text:p text:style-name="P2"><text:a xlink:type="simple" xlink:href="https://proglib.io/p/smart-contract" text:style-name="Internet_20_link" text:visited-style-name="Visited_20_Internet_20_Link">https://proglib.io/p/smart-contract</text:a></text:p>
      <text:p text:style-name="P2"><text:a xlink:type="simple" xlink:href="https://proglib.io/p/blockchain" text:style-name="Internet_20_link" text:visited-style-name="Visited_20_Internet_20_Link">https://proglib.io/p/blockchain</text:a></text:p>
      <text:p text:style-name="P2"><text:a xlink:type="simple" xlink:href="https://tproger.ru/translations/blockchain-explained/" text:style-name="Internet_20_link" text:visited-style-name="Visited_20_Internet_20_Link">https://tproger.ru/translations/blockchain-explained/</text:a></text:p>
      <text:p text:style-name="P2"><text:a xlink:type="simple" xlink:href="https://habr.com/ru/post/323128/" text:style-name="Internet_20_link" text:visited-style-name="Visited_20_Internet_20_Link">https://habr.com/ru/post/323128/</text:a></text:p>
      <text:p text:style-name="P15"><text:soft-page-break/>как вести архив новостей из разных источников?</text:p>
      <text:p text:style-name="P3"/>
      <text:p text:style-name="P3">1) парсинг <text:span text:style-name="T1">новостных </text:span>с<text:span text:style-name="T1">айтов → выделение текстов статей → хеш?</text:span></text:p>
      <text:p text:style-name="P4">2) добавление пары (ссылка, хеш) в блокчейн</text:p>
      <text:p text:style-name="P4">3) алгоритм майнинга, PoW консенсус?</text:p>
      <text:p text:style-name="P3"/>
      <text:h text:style-name="Heading_20_2" text:outline-level="2">А в основе <text:span text:style-name="T7">какие вещи</text:span>?</text:h>
      <text:p text:style-name="P3"/>
      <text:p text:style-name="P3">– Shared ledger – An append-only distributed</text:p>
      <text:p text:style-name="P3">system of records shared across the</text:p>
      <text:p text:style-name="P3">business network that provides transaction</text:p>
      <text:p text:style-name="P3">visibility to all involved participants.</text:p>
      <text:p text:style-name="P3"/>
      <text:p text:style-name="P3">– Smart contract – Business terms embedded</text:p>
      <text:p text:style-name="P3">in the transaction database and executed</text:p>
      <text:p text:style-name="P3">with transactions for which they apply</text:p>
      <text:p text:style-name="P3"/>
      <text:p text:style-name="P3">– Privacy – Transactions are reliable, authenti-</text:p>
      <text:p text:style-name="P3">cated and verifiable.</text:p>
      <text:p text:style-name="P3"/>
      <text:p text:style-name="P3">– Trust – Transactions are endorsed by</text:p>
      <text:p text:style-name="P3">relevant participants.</text:p>
      <text:p text:style-name="P3"/>
      <text:p text:style-name="P3">– Transparency – All participants in the</text:p>
      <text:p text:style-name="P3">network are aware of all transactions that</text:p>
      <text:p text:style-name="P3">impact them.</text:p>
      <text:p text:style-name="P3"/>
      <text:h text:style-name="Heading_20_2" text:outline-level="2">Идея: <text:s/>проект в виде расширения для браузера</text:h>
      <text:p text:style-name="P12"><text:span text:style-name="T4">Опен-сорс расширение типа “анти-фейк”, позволяющее для каждой новости проследить ее историю в блокчейне. </text:span></text:p>
      <text:p text:style-name="P9"><text:span text:style-name="T4">Мб </text:span>с возможностью <text:span text:style-name="T4">пользовательского </text:span>голосования? (как <text:span text:style-name="T4">рейтинг сайтов </text:span>в яндекс браузере)</text:p>
      <text:p text:style-name="P13"><text:span text:style-name="T2">или просто </text:span><text:span text:style-name="T3">удобно-оформленн</text:span><text:span text:style-name="T4">ая “история поста”</text:span></text:p>
      <text:p text:style-name="P10"/>
      <text:p text:style-name="P11">Реализация? Возможно на Ethereum.</text:p>
      <text:p text:style-name="P16"><text:span text:style-name="T5">Каждый пользователь расширения – узел сети. </text:span></text:p>
      <text:p text:style-name="P16"><text:span text:style-name="T6">М</text:span><text:span text:style-name="T5">айнинг – опционально, </text:span><text:span text:style-name="T6">типа майнинг в браузере</text:span><text:span text:style-name="T5">. </text:span></text:p>
      <text:p text:style-name="P14"><text:span text:style-name="T6">1) </text:span>Без вознаграждения, на добровольной основе. </text:p>
      <text:p text:style-name="P14"><text:span text:style-name="T6">2) </text:span>Либо нужно продумать систему вознаграждения для майнеров, <text:span text:style-name="T6">мб какой-то смарт-контракт</text:span>. </text:p>
      <text:p text:style-name="P14"><text:span text:style-name="T6">3) </text:span>Либо вовсе отойти от PoW и посмотреть альтернативы ему.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1:59:45.382604183</meta:creation-date>
    <dc:date>2021-02-17T19:17:58.037558336</dc:date>
    <meta:editing-duration>PT8H24M35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2" meta:paragraph-count="48" meta:word-count="418" meta:character-count="3324" meta:non-whitespace-character-count="2932"/>
  </office:meta>
</office:document-meta>
</file>